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a8a8d" officeooo:paragraph-rsid="001a8a8d"/>
    </style:style>
    <style:style style:name="P2" style:family="paragraph" style:parent-style-name="Standard">
      <style:paragraph-properties fo:text-align="start" style:justify-single-word="false"/>
      <style:text-properties officeooo:rsid="001a8a8d" officeooo:paragraph-rsid="001a8a8d"/>
    </style:style>
    <style:style style:name="P3" style:family="paragraph" style:parent-style-name="Title">
      <style:text-properties officeooo:rsid="001a8a8d"/>
    </style:style>
    <style:style style:name="T1" style:family="text">
      <style:text-properties officeooo:rsid="001b7d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Pentru acest proiect am folosit clasificatorul svm.Am incercat sa tot schimb hiperparametrii astfel incat sa obtin un rezultat cat mai mare si am observat ca am obtinut cele mai bune rezultate folosind kernelul de tip RBF (am incercat mult si cu kernelul de tip poly,cu care obtineam acuratete de 100% pe train_data,dar pe test imi cadea sub 0.9 in majoritatea timpului),C-ul situat intre 5 si 10,iar gamma-ul de tip auto(daca voiam sa folosesc scale trebuia sa urc foarte mul C-ul). De asemenea, am incercat si sa splituiesc elementele in diferite moduri,si am obtinut cel mai bun rezultat splituind elementele 90/10,nu 80/20 cum le facusem initial.<text:span text:style-name="T1">La al doilea submit din punct de vedere al preciziei am schimbat si decision_function_shape,trecandu-l pe metodat one vs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officeooo:rsid="001a8a8d"/>
    </style:style>
    <style:style style:name="MP2" style:family="paragraph" style:parent-style-name="Subtitle">
      <style:text-properties officeooo:rsid="001a8a8d" officeooo:paragraph-rsid="001a8a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cumentatie Proiect</text:p>
        <text:p text:style-name="MP2">Murgu Vlad-Cristian,Grupa 23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51:00.131000000</meta:creation-date>
    <dc:date>2019-05-26T21:05:47.523000000</dc:date>
    <meta:editing-duration>PT1M37S</meta:editing-duration>
    <meta:editing-cycles>1</meta:editing-cycles>
    <meta:generator>LibreOffice/6.1.4.2$Windows_X86_64 LibreOffice_project/9d0f32d1f0b509096fd65e0d4bec26ddd1938fd3</meta:generator>
    <meta:document-statistic meta:table-count="0" meta:image-count="0" meta:object-count="0" meta:page-count="1" meta:paragraph-count="3" meta:word-count="128" meta:character-count="824" meta:non-whitespace-character-count="699"/>
  </office:meta>
</office:document-meta>
</file>